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paragraph-rsid="0009d979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09d979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09d979"/>
    </style:style>
    <style:style style:name="P4" style:family="paragraph" style:parent-style-name="Text_20_body">
      <style:paragraph-properties fo:margin-top="7mm" fo:margin-bottom="2.1mm" loext:contextual-spacing="false"/>
    </style:style>
    <style:style style:name="P5" style:family="paragraph" style:parent-style-name="Text_20_body">
      <style:paragraph-properties fo:margin-top="0mm" fo:margin-bottom="2.1mm" loext:contextual-spacing="false"/>
    </style:style>
    <style:style style:name="P6" style:family="paragraph" style:parent-style-name="Standard" style:master-page-name="">
      <style:paragraph-properties style:page-number="auto" fo:break-before="page"/>
    </style:style>
    <style:style style:name="P7" style:family="paragraph" style:parent-style-name="Text_20_body">
      <style:paragraph-properties fo:margin-left="0mm" fo:margin-right="0mm" fo:margin-top="7mm" fo:margin-bottom="2.1mm" loext:contextual-spacing="false" fo:text-indent="20mm" style:auto-text-indent="false"/>
    </style:style>
    <style:style style:name="P8" style:family="paragraph" style:parent-style-name="Text_20_body">
      <style:paragraph-properties fo:margin-left="0mm" fo:margin-right="0mm" fo:margin-top="7mm" fo:margin-bottom="2.1mm" loext:contextual-spacing="false" fo:text-indent="0mm" style:auto-text-indent="true"/>
    </style:style>
    <style:style style:name="P9" style:family="paragraph" style:parent-style-name="Text_20_body">
      <style:paragraph-properties fo:margin-left="0mm" fo:margin-right="0mm" fo:margin-top="0mm" fo:margin-bottom="2.1mm" loext:contextual-spacing="false" fo:text-indent="0mm" style:auto-text-indent="true"/>
    </style:style>
    <style:style style:name="P10" style:family="paragraph" style:parent-style-name="Text_20_body" style:master-page-name="">
      <style:paragraph-properties fo:margin-left="0mm" fo:margin-right="20mm" fo:margin-top="0mm" fo:margin-bottom="2.1mm" loext:contextual-spacing="false" fo:text-align="end" style:justify-single-word="false" fo:text-indent="0mm" style:auto-text-indent="false" style:page-number="auto" style:shadow="none"/>
    </style:style>
    <style:style style:name="P11" style:family="paragraph" style:parent-style-name="Standard">
      <style:paragraph-properties fo:margin-left="112.8mm" fo:margin-right="0mm" fo:text-indent="0mm" style:auto-text-indent="false"/>
    </style:style>
    <style:style style:name="P12" style:family="paragraph" style:parent-style-name="Standard">
      <style:paragraph-properties fo:margin-left="112.8mm" fo:margin-right="0mm" fo:text-indent="0mm" style:auto-text-indent="false"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party in records"&gt;</text:placeholder></text:p>
      <text:p text:style-name="P12"><text:placeholder text:placeholder-type="text">&lt;set_lang(party.lang and party.lang.code or 'en')&gt;</text:placeholder><text:placeholder text:placeholder-type="text">&lt;if test="party.addresses"&gt;</text:placeholder></text:p>
      <text:p text:style-name="P11"><text:placeholder text:placeholder-type="text">&lt;for each="line in party.addresses[0].full_address.split('\n')"&gt;</text:placeholder></text:p>
      <text:p text:style-name="P11"><text:placeholder text:placeholder-type="text">&lt;line&gt;</text:placeholder></text:p>
      <text:p text:style-name="P11"><text:placeholder text:placeholder-type="text">&lt;/for&gt;</text:placeholder></text:p>
      <text:p text:style-name="P11"><text:placeholder text:placeholder-type="text">&lt;/if&gt;</text:placeholder></text:p>
      <text:p text:style-name="P4">Date: <text:placeholder text:placeholder-type="text">&lt;format_date(datetime.date.today(), party.lang)&gt;</text:placeholder><text:line-break/>Subject:</text:p>
      <text:p text:style-name="P8">Dear Madams and Sirs,</text:p>
      <text:p text:style-name="P9"/>
      <text:p text:style-name="P7">Best Regards,</text:p>
      <text:p text:style-name="P10"><text:placeholder text:placeholder-type="text">&lt;user.signature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9d979"/>
    </style:style>
    <style:style style:name="MP2" style:family="paragraph" style:parent-style-name="Footer">
      <style:paragraph-properties fo:text-align="center" style:justify-single-word="false"/>
      <style:text-properties officeooo:paragraph-rsid="0009d979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09d979" style:font-size-asian="12pt" style:font-size-complex="12pt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OpenBSD_X86_64 LibreOffice_project/00m0$Build-2</meta:generator>
    <meta:creation-date>2008-08-23T01:06:24</meta:creation-date>
    <dc:date>2008-10-22T19:27:10</dc:date>
    <meta:editing-cycles>1</meta:editing-cycles>
    <meta:editing-duration>PT0S</meta:editing-duration>
    <meta:document-statistic meta:table-count="0" meta:image-count="0" meta:object-count="0" meta:page-count="2" meta:paragraph-count="22" meta:word-count="48" meta:character-count="507" meta:non-whitespace-character-count="481"/>
    <meta:user-defined meta:name="Info 1"/>
    <meta:user-defined meta:name="Info 2"/>
    <meta:user-defined meta:name="Info 3"/>
    <meta:user-defined meta:name="Info 4"/>
  </office:meta>
</office:document-meta>
</file>